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56.61pt"/>
    </style:style>
    <style:style style:name="co3" style:family="table-column">
      <style:table-column-properties fo:break-before="auto" style:column-width="27.04pt"/>
    </style:style>
    <style:style style:name="co4" style:family="table-column">
      <style:table-column-properties fo:break-before="auto" style:column-width="39.94pt"/>
    </style:style>
    <style:style style:name="co5" style:family="table-column">
      <style:table-column-properties fo:break-before="auto" style:column-width="44.59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45.95pt"/>
    </style:style>
    <style:style style:name="co8" style:family="table-column">
      <style:table-column-properties fo:break-before="auto" style:column-width="88.84pt"/>
    </style:style>
    <style:style style:name="co9" style:family="table-column">
      <style:table-column-properties fo:break-before="auto" style:column-width="76.8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57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2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4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pt"/>
      <style:text-properties style:font-name="Droid Sans Mono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Droid Sans Mono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7" table:default-cell-style-name="ce2"/>
        <table:table-column table:style-name="co11" table:default-cell-style-name="ce3"/>
        <table:table-column table:style-name="co7" table:default-cell-style-name="ce6"/>
        <table:table-column table:style-name="co12" table:default-cell-style-name="ce3"/>
        <table:table-column table:style-name="co11" table:default-cell-style-name="ce3"/>
        <table:table-column table:style-name="co10" table:number-columns-repeated="3" table:default-cell-style-name="ce1"/>
        <table:table-column table:style-name="co1" table:number-columns-repeated="1005" table:default-cell-style-name="ce1"/>
        <table:table-row table:style-name="ro1">
          <table:table-cell table:number-columns-repeated="11"/>
          <table:table-cell office:value-type="string" calcext:value-type="string">
            <text:p>los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er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string" calcext:value-type="string">
            <text:p>transform</text:p>
          </table:table-cell>
          <table:table-cell office:value-type="string" calcext:value-type="string">
            <text:p>dt rel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dt0</text:p>
          </table:table-cell>
          <table:table-cell office:value-type="string" calcext:value-type="string">
            <text:p>Δdt</text:p>
          </table:table-cell>
          <table:table-cell table:style-name="ce6"/>
          <table:table-cell table:style-name="ce3"/>
          <table:table-cell table:style-name="Default"/>
          <table:table-cell/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833mhz,evented,0,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0.211" calcext:value-type="float">
            <text:p>0.211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6929483.412" calcext:value-type="float">
            <text:p>6,929,483.412</text:p>
          </table:table-cell>
          <table:table-cell office:value-type="float" office:value="231246.445" calcext:value-type="float">
            <text:p>231,246.445</text:p>
          </table:table-cell>
          <table:table-cell/>
          <table:table-cell table:formula="of:=IF([.C5]=0;[.E5];[.K4])" office:value-type="float" office:value="0.211" calcext:value-type="float">
            <text:p>0.211</text:p>
          </table:table-cell>
          <table:table-cell table:formula="of:=IF([.C5]=0;&quot;&quot;;([.E5]-[.K5])/[.C5])">
            <text:p/>
          </table:table-cell>
          <table:table-cell table:style-name="ce7" table:formula="of:=[.E5]/[.K5]" office:value-type="float" office:value="1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evented,1,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165" calcext:value-type="float">
            <text:p>0.165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8861339.394" calcext:value-type="float">
            <text:p>8,861,339.394</text:p>
          </table:table-cell>
          <table:table-cell office:value-type="float" office:value="295715.152" calcext:value-type="float">
            <text:p>295,715.152</text:p>
          </table:table-cell>
          <table:table-cell/>
          <table:table-cell table:formula="of:=IF([.C6]=0;[.E6];[.K5])" office:value-type="float" office:value="0.211" calcext:value-type="float">
            <text:p>0.211</text:p>
          </table:table-cell>
          <table:table-cell table:formula="of:=IF([.C6]=0;&quot;&quot;;([.E6]-[.K6])/[.C6])" office:value-type="float" office:value="-0.046" calcext:value-type="float">
            <text:p>-0.046</text:p>
          </table:table-cell>
          <table:table-cell table:style-name="ce7" table:formula="of:=[.E6]/[.K6]" office:value-type="float" office:value="0.781990521327014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evented,10,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0.228" calcext:value-type="float">
            <text:p>0.228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6412811.404" calcext:value-type="float">
            <text:p>6,412,811.404</text:p>
          </table:table-cell>
          <table:table-cell office:value-type="float" office:value="214004.386" calcext:value-type="float">
            <text:p>214,004.386</text:p>
          </table:table-cell>
          <table:table-cell/>
          <table:table-cell table:formula="of:=IF([.C7]=0;[.E7];[.K6])" office:value-type="float" office:value="0.211" calcext:value-type="float">
            <text:p>0.211</text:p>
          </table:table-cell>
          <table:table-cell table:formula="of:=IF([.C7]=0;&quot;&quot;;([.E7]-[.K7])/[.C7])" office:value-type="float" office:value="0.0017" calcext:value-type="float">
            <text:p>0.002</text:p>
          </table:table-cell>
          <table:table-cell table:style-name="ce7" table:formula="of:=[.E7]/[.K7]" office:value-type="float" office:value="1.08056872037915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evented,20,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0.249" calcext:value-type="float">
            <text:p>0.249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5871971.888" calcext:value-type="float">
            <text:p>5,871,971.888</text:p>
          </table:table-cell>
          <table:table-cell office:value-type="float" office:value="195955.823" calcext:value-type="float">
            <text:p>195,955.823</text:p>
          </table:table-cell>
          <table:table-cell/>
          <table:table-cell table:formula="of:=IF([.C8]=0;[.E8];[.K7])" office:value-type="float" office:value="0.211" calcext:value-type="float">
            <text:p>0.211</text:p>
          </table:table-cell>
          <table:table-cell table:formula="of:=IF([.C8]=0;&quot;&quot;;([.E8]-[.K8])/[.C8])" office:value-type="float" office:value="0.0019" calcext:value-type="float">
            <text:p>0.002</text:p>
          </table:table-cell>
          <table:table-cell table:style-name="ce7" table:formula="of:=[.E8]/[.K8]" office:value-type="float" office:value="1.18009478672986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evented,40,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0.307" calcext:value-type="float">
            <text:p>0.307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4762609.121" calcext:value-type="float">
            <text:p>4,762,609.121</text:p>
          </table:table-cell>
          <table:table-cell office:value-type="float" office:value="158934.853" calcext:value-type="float">
            <text:p>158,934.853</text:p>
          </table:table-cell>
          <table:table-cell/>
          <table:table-cell table:formula="of:=IF([.C9]=0;[.E9];[.K8])" office:value-type="float" office:value="0.211" calcext:value-type="float">
            <text:p>0.211</text:p>
          </table:table-cell>
          <table:table-cell table:formula="of:=IF([.C9]=0;&quot;&quot;;([.E9]-[.K9])/[.C9])" office:value-type="float" office:value="0.0024" calcext:value-type="float">
            <text:p>0.002</text:p>
          </table:table-cell>
          <table:table-cell table:style-name="ce7" table:formula="of:=[.E9]/[.K9]" office:value-type="float" office:value="1.45497630331754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evented,80,sy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ync</text:p>
          </table:table-cell>
          <table:table-cell office:value-type="float" office:value="0.554" calcext:value-type="float">
            <text:p>0.554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2639207.581" calcext:value-type="float">
            <text:p>2,639,207.581</text:p>
          </table:table-cell>
          <table:table-cell office:value-type="float" office:value="88074.007" calcext:value-type="float">
            <text:p>88,074.007</text:p>
          </table:table-cell>
          <table:table-cell table:style-name="ce4"/>
          <table:table-cell table:formula="of:=IF([.C10]=0;[.E10];[.K9])" office:value-type="float" office:value="0.211" calcext:value-type="float">
            <text:p>0.211</text:p>
          </table:table-cell>
          <table:table-cell table:formula="of:=IF([.C10]=0;&quot;&quot;;([.E10]-[.K10])/[.C10])" office:value-type="float" office:value="0.0042875" calcext:value-type="float">
            <text:p>0.004</text:p>
          </table:table-cell>
          <table:table-cell table:style-name="ce7" table:formula="of:=[.E10]/[.K10]" office:value-type="float" office:value="2.62559241706161" calcext:value-type="float">
            <text:p>3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evented,160,syn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ync</text:p>
          </table:table-cell>
          <table:table-cell office:value-type="float" office:value="0.689" calcext:value-type="float">
            <text:p>0.689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2122091.437" calcext:value-type="float">
            <text:p>2,122,091.437</text:p>
          </table:table-cell>
          <table:table-cell office:value-type="float" office:value="70817.126" calcext:value-type="float">
            <text:p>70,817.126</text:p>
          </table:table-cell>
          <table:table-cell/>
          <table:table-cell table:formula="of:=IF([.C11]=0;[.E11];[.K10])" office:value-type="float" office:value="0.211" calcext:value-type="float">
            <text:p>0.211</text:p>
          </table:table-cell>
          <table:table-cell table:formula="of:=IF([.C11]=0;&quot;&quot;;([.E11]-[.K11])/[.C11])" office:value-type="float" office:value="0.0029875" calcext:value-type="float">
            <text:p>0.003</text:p>
          </table:table-cell>
          <table:table-cell table:style-name="ce7" table:formula="of:=[.E11]/[.K11]" office:value-type="float" office:value="3.2654028436019" calcext:value-type="float">
            <text:p>3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0,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0.57" calcext:value-type="float">
            <text:p>0.570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479796.491" calcext:value-type="float">
            <text:p>2,479,796.491</text:p>
          </table:table-cell>
          <table:table-cell office:value-type="float" office:value="85561.404" calcext:value-type="float">
            <text:p>85,561.404</text:p>
          </table:table-cell>
          <table:table-cell/>
          <table:table-cell table:formula="of:=IF([.C12]=0;[.E12];[.K11])" office:value-type="float" office:value="0.57" calcext:value-type="float">
            <text:p>0.570</text:p>
          </table:table-cell>
          <table:table-cell table:formula="of:=IF([.C12]=0;&quot;&quot;;([.E12]-[.K12])/[.C12])">
            <text:p/>
          </table:table-cell>
          <table:table-cell table:style-name="ce7" table:formula="of:=[.E12]/[.K12]" office:value-type="float" office:value="1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1,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613" calcext:value-type="float">
            <text:p>0.613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305846.656" calcext:value-type="float">
            <text:p>2,305,846.656</text:p>
          </table:table-cell>
          <table:table-cell office:value-type="float" office:value="79559.543" calcext:value-type="float">
            <text:p>79,559.543</text:p>
          </table:table-cell>
          <table:table-cell/>
          <table:table-cell table:formula="of:=IF([.C13]=0;[.E13];[.K12])" office:value-type="float" office:value="0.57" calcext:value-type="float">
            <text:p>0.570</text:p>
          </table:table-cell>
          <table:table-cell table:formula="of:=IF([.C13]=0;&quot;&quot;;([.E13]-[.K13])/[.C13])" office:value-type="float" office:value="0.0429999999999999" calcext:value-type="float">
            <text:p>0.043</text:p>
          </table:table-cell>
          <table:table-cell table:style-name="ce7" table:formula="of:=[.E13]/[.K13]" office:value-type="float" office:value="1.07543859649123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10,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1.152" calcext:value-type="float">
            <text:p>1.152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226982.639" calcext:value-type="float">
            <text:p>1,226,982.639</text:p>
          </table:table-cell>
          <table:table-cell office:value-type="float" office:value="42335.069" calcext:value-type="float">
            <text:p>42,335.069</text:p>
          </table:table-cell>
          <table:table-cell/>
          <table:table-cell table:formula="of:=IF([.C14]=0;[.E14];[.K13])" office:value-type="float" office:value="0.57" calcext:value-type="float">
            <text:p>0.570</text:p>
          </table:table-cell>
          <table:table-cell table:formula="of:=IF([.C14]=0;&quot;&quot;;([.E14]-[.K14])/[.C14])" office:value-type="float" office:value="0.0582" calcext:value-type="float">
            <text:p>0.058</text:p>
          </table:table-cell>
          <table:table-cell table:style-name="ce7" table:formula="of:=[.E14]/[.K14]" office:value-type="float" office:value="2.02105263157895" calcext:value-type="float">
            <text:p>2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20,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1.911" calcext:value-type="float">
            <text:p>1.911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739656.724" calcext:value-type="float">
            <text:p>739,656.724</text:p>
          </table:table-cell>
          <table:table-cell office:value-type="float" office:value="25520.67" calcext:value-type="float">
            <text:p>25,520.670</text:p>
          </table:table-cell>
          <table:table-cell/>
          <table:table-cell table:formula="of:=IF([.C15]=0;[.E15];[.K14])" office:value-type="float" office:value="0.57" calcext:value-type="float">
            <text:p>0.570</text:p>
          </table:table-cell>
          <table:table-cell table:formula="of:=IF([.C15]=0;&quot;&quot;;([.E15]-[.K15])/[.C15])" office:value-type="float" office:value="0.06705" calcext:value-type="float">
            <text:p>0.067</text:p>
          </table:table-cell>
          <table:table-cell table:style-name="ce7" table:formula="of:=[.E15]/[.K15]" office:value-type="float" office:value="3.35263157894737" calcext:value-type="float">
            <text:p>3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40,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3.259" calcext:value-type="float">
            <text:p>3.259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433717.091" calcext:value-type="float">
            <text:p>433,717.091</text:p>
          </table:table-cell>
          <table:table-cell office:value-type="float" office:value="14964.713" calcext:value-type="float">
            <text:p>14,964.713</text:p>
          </table:table-cell>
          <table:table-cell/>
          <table:table-cell table:formula="of:=IF([.C16]=0;[.E16];[.K15])" office:value-type="float" office:value="0.57" calcext:value-type="float">
            <text:p>0.570</text:p>
          </table:table-cell>
          <table:table-cell table:formula="of:=IF([.C16]=0;&quot;&quot;;([.E16]-[.K16])/[.C16])" office:value-type="float" office:value="0.067225" calcext:value-type="float">
            <text:p>0.067</text:p>
          </table:table-cell>
          <table:table-cell table:style-name="ce7" table:formula="of:=[.E16]/[.K16]" office:value-type="float" office:value="5.71754385964912" calcext:value-type="float">
            <text:p>6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80,sy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ync</text:p>
          </table:table-cell>
          <table:table-cell office:value-type="float" office:value="6.239" calcext:value-type="float">
            <text:p>6.239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26556.179" calcext:value-type="float">
            <text:p>226,556.179</text:p>
          </table:table-cell>
          <table:table-cell office:value-type="float" office:value="7816.958" calcext:value-type="float">
            <text:p>7,816.958</text:p>
          </table:table-cell>
          <table:table-cell/>
          <table:table-cell table:formula="of:=IF([.C17]=0;[.E17];[.K16])" office:value-type="float" office:value="0.57" calcext:value-type="float">
            <text:p>0.570</text:p>
          </table:table-cell>
          <table:table-cell table:formula="of:=IF([.C17]=0;&quot;&quot;;([.E17]-[.K17])/[.C17])" office:value-type="float" office:value="0.0708625" calcext:value-type="float">
            <text:p>0.071</text:p>
          </table:table-cell>
          <table:table-cell table:style-name="ce7" table:formula="of:=[.E17]/[.K17]" office:value-type="float" office:value="10.9456140350877" calcext:value-type="float">
            <text:p>1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160,syn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ync</text:p>
          </table:table-cell>
          <table:table-cell office:value-type="float" office:value="12.769" calcext:value-type="float">
            <text:p>12.769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10696.531" calcext:value-type="float">
            <text:p>110,696.531</text:p>
          </table:table-cell>
          <table:table-cell office:value-type="float" office:value="3819.406" calcext:value-type="float">
            <text:p>3,819.406</text:p>
          </table:table-cell>
          <table:table-cell/>
          <table:table-cell table:formula="of:=IF([.C18]=0;[.E18];[.K17])" office:value-type="float" office:value="0.57" calcext:value-type="float">
            <text:p>0.570</text:p>
          </table:table-cell>
          <table:table-cell table:formula="of:=IF([.C18]=0;&quot;&quot;;([.E18]-[.K18])/[.C18])" office:value-type="float" office:value="0.07624375" calcext:value-type="float">
            <text:p>0.076</text:p>
          </table:table-cell>
          <table:table-cell table:style-name="ce7" table:formula="of:=[.E18]/[.K18]" office:value-type="float" office:value="22.4017543859649" calcext:value-type="float">
            <text:p>22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0,a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ync</text:p>
          </table:table-cell>
          <table:table-cell office:value-type="float" office:value="0.618" calcext:value-type="float">
            <text:p>0.618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287190.939" calcext:value-type="float">
            <text:p>2,287,190.939</text:p>
          </table:table-cell>
          <table:table-cell office:value-type="float" office:value="78915.858" calcext:value-type="float">
            <text:p>78,915.858</text:p>
          </table:table-cell>
          <table:table-cell/>
          <table:table-cell table:formula="of:=IF([.C19]=0;[.E19];[.K18])" office:value-type="float" office:value="0.618" calcext:value-type="float">
            <text:p>0.618</text:p>
          </table:table-cell>
          <table:table-cell table:formula="of:=IF([.C19]=0;&quot;&quot;;([.E19]-[.K19])/[.C19])">
            <text:p/>
          </table:table-cell>
          <table:table-cell table:style-name="ce7" table:formula="of:=[.E19]/[.K19]" office:value-type="float" office:value="1" calcext:value-type="float">
            <text:p>1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1,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ync</text:p>
          </table:table-cell>
          <table:table-cell office:value-type="float" office:value="2.373" calcext:value-type="float">
            <text:p>2.373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595652.76" calcext:value-type="float">
            <text:p>595,652.760</text:p>
          </table:table-cell>
          <table:table-cell office:value-type="float" office:value="20552.044" calcext:value-type="float">
            <text:p>20,552.044</text:p>
          </table:table-cell>
          <table:table-cell/>
          <table:table-cell table:formula="of:=IF([.C20]=0;[.E20];[.K19])" office:value-type="float" office:value="0.618" calcext:value-type="float">
            <text:p>0.618</text:p>
          </table:table-cell>
          <table:table-cell table:formula="of:=IF([.C20]=0;&quot;&quot;;([.E20]-[.K20])/[.C20])" office:value-type="float" office:value="1.755" calcext:value-type="float">
            <text:p>1.755</text:p>
          </table:table-cell>
          <table:table-cell table:style-name="ce7" table:formula="of:=[.E20]/[.K20]" office:value-type="float" office:value="3.83980582524272" calcext:value-type="float">
            <text:p>4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10,a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ync</text:p>
          </table:table-cell>
          <table:table-cell office:value-type="float" office:value="3.554" calcext:value-type="float">
            <text:p>3.554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397716.376" calcext:value-type="float">
            <text:p>397,716.376</text:p>
          </table:table-cell>
          <table:table-cell office:value-type="float" office:value="13722.566" calcext:value-type="float">
            <text:p>13,722.566</text:p>
          </table:table-cell>
          <table:table-cell/>
          <table:table-cell table:formula="of:=IF([.C21]=0;[.E21];[.K20])" office:value-type="float" office:value="0.618" calcext:value-type="float">
            <text:p>0.618</text:p>
          </table:table-cell>
          <table:table-cell table:formula="of:=IF([.C21]=0;&quot;&quot;;([.E21]-[.K21])/[.C21])" office:value-type="float" office:value="0.2936" calcext:value-type="float">
            <text:p>0.294</text:p>
          </table:table-cell>
          <table:table-cell table:style-name="ce7" table:formula="of:=[.E21]/[.K21]" office:value-type="float" office:value="5.75080906148867" calcext:value-type="float">
            <text:p>6</text:p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33mhz,piped,20,a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ync</text:p>
          </table:table-cell>
          <table:table-cell office:value-type="float" office:value="5.436" calcext:value-type="float">
            <text:p>5.436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60022.811" calcext:value-type="float">
            <text:p>260,022.811</text:p>
          </table:table-cell>
          <table:table-cell office:value-type="float" office:value="8971.67" calcext:value-type="float">
            <text:p>8,971.670</text:p>
          </table:table-cell>
          <table:table-cell/>
          <table:table-cell table:formula="of:=IF([.C22]=0;[.E22];[.K21])" office:value-type="float" office:value="0.618" calcext:value-type="float">
            <text:p>0.618</text:p>
          </table:table-cell>
          <table:table-cell table:formula="of:=IF([.C22]=0;&quot;&quot;;([.E22]-[.K22])/[.C22])" office:value-type="float" office:value="0.2409" calcext:value-type="float">
            <text:p>0.241</text:p>
          </table:table-cell>
          <table:table-cell table:style-name="ce7" table:formula="of:=[.E22]/[.K22]" office:value-type="float" office:value="8.79611650485437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33mhz,piped,40,a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ync</text:p>
          </table:table-cell>
          <table:table-cell office:value-type="float" office:value="10.699" calcext:value-type="float">
            <text:p>10.699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32113.655" calcext:value-type="float">
            <text:p>132,113.655</text:p>
          </table:table-cell>
          <table:table-cell office:value-type="float" office:value="4558.37" calcext:value-type="float">
            <text:p>4,558.370</text:p>
          </table:table-cell>
          <table:table-cell/>
          <table:table-cell table:formula="of:=IF([.C23]=0;[.E23];[.K22])" office:value-type="float" office:value="0.618" calcext:value-type="float">
            <text:p>0.618</text:p>
          </table:table-cell>
          <table:table-cell table:formula="of:=IF([.C23]=0;&quot;&quot;;([.E23]-[.K23])/[.C23])" office:value-type="float" office:value="0.252025" calcext:value-type="float">
            <text:p>0.252</text:p>
          </table:table-cell>
          <table:table-cell table:style-name="ce7" table:formula="of:=[.E23]/[.K23]" office:value-type="float" office:value="17.3122977346278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33mhz,piped,80,asy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sync</text:p>
          </table:table-cell>
          <table:table-cell office:value-type="float" office:value="18.441" calcext:value-type="float">
            <text:p>18.441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76648.989" calcext:value-type="float">
            <text:p>76,648.989</text:p>
          </table:table-cell>
          <table:table-cell office:value-type="float" office:value="2644.651" calcext:value-type="float">
            <text:p>2,644.651</text:p>
          </table:table-cell>
          <table:table-cell/>
          <table:table-cell table:formula="of:=IF([.C24]=0;[.E24];[.K23])" office:value-type="float" office:value="0.618" calcext:value-type="float">
            <text:p>0.618</text:p>
          </table:table-cell>
          <table:table-cell table:formula="of:=IF([.C24]=0;&quot;&quot;;([.E24]-[.K24])/[.C24])" office:value-type="float" office:value="0.2227875" calcext:value-type="float">
            <text:p>0.223</text:p>
          </table:table-cell>
          <table:table-cell table:style-name="ce7" table:formula="of:=[.E24]/[.K24]" office:value-type="float" office:value="29.8398058252427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33mhz,piped,160,asyn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sync</text:p>
          </table:table-cell>
          <table:table-cell office:value-type="float" office:value="33.404" calcext:value-type="float">
            <text:p>33.404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42314.813" calcext:value-type="float">
            <text:p>42,314.813</text:p>
          </table:table-cell>
          <table:table-cell office:value-type="float" office:value="1460.005" calcext:value-type="float">
            <text:p>1,460.005</text:p>
          </table:table-cell>
          <table:table-cell/>
          <table:table-cell table:formula="of:=IF([.C25]=0;[.E25];[.K24])" office:value-type="float" office:value="0.618" calcext:value-type="float">
            <text:p>0.618</text:p>
          </table:table-cell>
          <table:table-cell table:formula="of:=IF([.C25]=0;&quot;&quot;;([.E25]-[.K25])/[.C25])" office:value-type="float" office:value="0.2049125" calcext:value-type="float">
            <text:p>0.205</text:p>
          </table:table-cell>
          <table:table-cell table:style-name="ce7" table:formula="of:=[.E25]/[.K25]" office:value-type="float" office:value="54.0517799352751" calcext:value-type="float">
            <text:p>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249mhz,evented,0,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0.619" calcext:value-type="float">
            <text:p>0.619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2362069.467" calcext:value-type="float">
            <text:p>2,362,069.467</text:p>
          </table:table-cell>
          <table:table-cell office:value-type="float" office:value="78825.525" calcext:value-type="float">
            <text:p>78,825.525</text:p>
          </table:table-cell>
          <table:table-cell/>
          <table:table-cell table:formula="of:=IF([.C28]=0;[.E28];[.K27])" office:value-type="float" office:value="0.619" calcext:value-type="float">
            <text:p>0.619</text:p>
          </table:table-cell>
          <table:table-cell table:formula="of:=IF([.C28]=0;&quot;&quot;;([.E28]-[.K28])/[.C28])">
            <text:p/>
          </table:table-cell>
          <table:table-cell table:style-name="ce7" table:formula="of:=[.E28]/[.K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evented,1,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521" calcext:value-type="float">
            <text:p>0.521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2806374.28" calcext:value-type="float">
            <text:p>2,806,374.280</text:p>
          </table:table-cell>
          <table:table-cell office:value-type="float" office:value="93652.591" calcext:value-type="float">
            <text:p>93,652.591</text:p>
          </table:table-cell>
          <table:table-cell/>
          <table:table-cell table:formula="of:=IF([.C29]=0;[.E29];[.K28])" office:value-type="float" office:value="0.619" calcext:value-type="float">
            <text:p>0.619</text:p>
          </table:table-cell>
          <table:table-cell table:formula="of:=IF([.C29]=0;&quot;&quot;;([.E29]-[.K29])/[.C29])" office:value-type="float" office:value="-0.098" calcext:value-type="float">
            <text:p>-0.098</text:p>
          </table:table-cell>
          <table:table-cell table:style-name="ce7" table:formula="of:=[.E29]/[.K29]" office:value-type="float" office:value="0.84168012924071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31mhz,evented,10,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0.566" calcext:value-type="float">
            <text:p>0.566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2583252.65" calcext:value-type="float">
            <text:p>2,583,252.650</text:p>
          </table:table-cell>
          <table:table-cell office:value-type="float" office:value="86206.714" calcext:value-type="float">
            <text:p>86,206.714</text:p>
          </table:table-cell>
          <table:table-cell/>
          <table:table-cell table:formula="of:=IF([.C30]=0;[.E30];[.K29])" office:value-type="float" office:value="0.619" calcext:value-type="float">
            <text:p>0.619</text:p>
          </table:table-cell>
          <table:table-cell table:formula="of:=IF([.C30]=0;&quot;&quot;;([.E30]-[.K30])/[.C30])" office:value-type="float" office:value="-0.00529999999999999" calcext:value-type="float">
            <text:p>-0.005</text:p>
          </table:table-cell>
          <table:table-cell table:style-name="ce7" table:formula="of:=[.E30]/[.K30]" office:value-type="float" office:value="0.91437802907916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8mhz,evented,20,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0.69" calcext:value-type="float">
            <text:p>0.690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2119015.942" calcext:value-type="float">
            <text:p>2,119,015.942</text:p>
          </table:table-cell>
          <table:table-cell office:value-type="float" office:value="70714.493" calcext:value-type="float">
            <text:p>70,714.493</text:p>
          </table:table-cell>
          <table:table-cell/>
          <table:table-cell table:formula="of:=IF([.C31]=0;[.E31];[.K30])" office:value-type="float" office:value="0.619" calcext:value-type="float">
            <text:p>0.619</text:p>
          </table:table-cell>
          <table:table-cell table:formula="of:=IF([.C31]=0;&quot;&quot;;([.E31]-[.K31])/[.C31])" office:value-type="float" office:value="0.00355" calcext:value-type="float">
            <text:p>0.004</text:p>
          </table:table-cell>
          <table:table-cell table:style-name="ce7" table:formula="of:=[.E31]/[.K31]" office:value-type="float" office:value="1.11470113085622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50mhz,evented,40,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1.01" calcext:value-type="float">
            <text:p>1.010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1447644.554" calcext:value-type="float">
            <text:p>1,447,644.554</text:p>
          </table:table-cell>
          <table:table-cell office:value-type="float" office:value="48309.901" calcext:value-type="float">
            <text:p>48,309.901</text:p>
          </table:table-cell>
          <table:table-cell/>
          <table:table-cell table:formula="of:=IF([.C32]=0;[.E32];[.K31])" office:value-type="float" office:value="0.619" calcext:value-type="float">
            <text:p>0.619</text:p>
          </table:table-cell>
          <table:table-cell table:formula="of:=IF([.C32]=0;&quot;&quot;;([.E32]-[.K32])/[.C32])" office:value-type="float" office:value="0.009775" calcext:value-type="float">
            <text:p>0.010</text:p>
          </table:table-cell>
          <table:table-cell table:style-name="ce7" table:formula="of:=[.E32]/[.K32]" office:value-type="float" office:value="1.63166397415186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evented,80,sy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ync</text:p>
          </table:table-cell>
          <table:table-cell office:value-type="float" office:value="1.045" calcext:value-type="float">
            <text:p>1.045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1399158.852" calcext:value-type="float">
            <text:p>1,399,158.852</text:p>
          </table:table-cell>
          <table:table-cell office:value-type="float" office:value="46691.866" calcext:value-type="float">
            <text:p>46,691.866</text:p>
          </table:table-cell>
          <table:table-cell/>
          <table:table-cell table:formula="of:=IF([.C33]=0;[.E33];[.K32])" office:value-type="float" office:value="0.619" calcext:value-type="float">
            <text:p>0.619</text:p>
          </table:table-cell>
          <table:table-cell table:formula="of:=IF([.C33]=0;&quot;&quot;;([.E33]-[.K33])/[.C33])" office:value-type="float" office:value="0.005325" calcext:value-type="float">
            <text:p>0.005</text:p>
          </table:table-cell>
          <table:table-cell table:style-name="ce7" table:formula="of:=[.E33]/[.K33]" office:value-type="float" office:value="1.6882067851373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evented,160,syn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ync</text:p>
          </table:table-cell>
          <table:table-cell office:value-type="float" office:value="1.51" calcext:value-type="float">
            <text:p>1.510</text:p>
          </table:table-cell>
          <table:table-cell office:value-type="float" office:value="1462121" calcext:value-type="float">
            <text:p>1,462,121</text:p>
          </table:table-cell>
          <table:table-cell office:value-type="float" office:value="48793" calcext:value-type="float">
            <text:p>48,793</text:p>
          </table:table-cell>
          <table:table-cell office:value-type="float" office:value="968292.053" calcext:value-type="float">
            <text:p>968,292.053</text:p>
          </table:table-cell>
          <table:table-cell office:value-type="float" office:value="32313.245" calcext:value-type="float">
            <text:p>32,313.245</text:p>
          </table:table-cell>
          <table:table-cell/>
          <table:table-cell table:formula="of:=IF([.C34]=0;[.E34];[.K33])" office:value-type="float" office:value="0.619" calcext:value-type="float">
            <text:p>0.619</text:p>
          </table:table-cell>
          <table:table-cell table:formula="of:=IF([.C34]=0;&quot;&quot;;([.E34]-[.K34])/[.C34])" office:value-type="float" office:value="0.00556875" calcext:value-type="float">
            <text:p>0.006</text:p>
          </table:table-cell>
          <table:table-cell table:style-name="ce7" table:formula="of:=[.E34]/[.K34]" office:value-type="float" office:value="2.43941841680129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0,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1.611" calcext:value-type="float">
            <text:p>1.611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877395.407" calcext:value-type="float">
            <text:p>877,395.407</text:p>
          </table:table-cell>
          <table:table-cell office:value-type="float" office:value="30273.122" calcext:value-type="float">
            <text:p>30,273.122</text:p>
          </table:table-cell>
          <table:table-cell/>
          <table:table-cell table:formula="of:=IF([.C35]=0;[.E35];[.K34])" office:value-type="float" office:value="1.611" calcext:value-type="float">
            <text:p>1.611</text:p>
          </table:table-cell>
          <table:table-cell table:formula="of:=IF([.C35]=0;&quot;&quot;;([.E35]-[.K35])/[.C35])">
            <text:p/>
          </table:table-cell>
          <table:table-cell table:style-name="ce7" table:formula="of:=[.E35]/[.K3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1,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1.889" calcext:value-type="float">
            <text:p>1.889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748271.043" calcext:value-type="float">
            <text:p>748,271.043</text:p>
          </table:table-cell>
          <table:table-cell office:value-type="float" office:value="25817.893" calcext:value-type="float">
            <text:p>25,817.893</text:p>
          </table:table-cell>
          <table:table-cell/>
          <table:table-cell table:formula="of:=IF([.C36]=0;[.E36];[.K35])" office:value-type="float" office:value="1.611" calcext:value-type="float">
            <text:p>1.611</text:p>
          </table:table-cell>
          <table:table-cell table:formula="of:=IF([.C36]=0;&quot;&quot;;([.E36]-[.K36])/[.C36])" office:value-type="float" office:value="0.278" calcext:value-type="float">
            <text:p>0.278</text:p>
          </table:table-cell>
          <table:table-cell table:style-name="ce7" table:formula="of:=[.E36]/[.K36]" office:value-type="float" office:value="1.17256362507759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50mhz,piped,10,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3.837" calcext:value-type="float">
            <text:p>3.837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368382.591" calcext:value-type="float">
            <text:p>368,382.591</text:p>
          </table:table-cell>
          <table:table-cell office:value-type="float" office:value="12710.451" calcext:value-type="float">
            <text:p>12,710.451</text:p>
          </table:table-cell>
          <table:table-cell/>
          <table:table-cell table:formula="of:=IF([.C37]=0;[.E37];[.K36])" office:value-type="float" office:value="1.611" calcext:value-type="float">
            <text:p>1.611</text:p>
          </table:table-cell>
          <table:table-cell table:formula="of:=IF([.C37]=0;&quot;&quot;;([.E37]-[.K37])/[.C37])" office:value-type="float" office:value="0.2226" calcext:value-type="float">
            <text:p>0.223</text:p>
          </table:table-cell>
          <table:table-cell table:style-name="ce7" table:formula="of:=[.E37]/[.K37]" office:value-type="float" office:value="2.38175046554935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20,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6.468" calcext:value-type="float">
            <text:p>6.468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18534.941" calcext:value-type="float">
            <text:p>218,534.941</text:p>
          </table:table-cell>
          <table:table-cell office:value-type="float" office:value="7540.198" calcext:value-type="float">
            <text:p>7,540.198</text:p>
          </table:table-cell>
          <table:table-cell/>
          <table:table-cell table:formula="of:=IF([.C38]=0;[.E38];[.K37])" office:value-type="float" office:value="1.611" calcext:value-type="float">
            <text:p>1.611</text:p>
          </table:table-cell>
          <table:table-cell table:formula="of:=IF([.C38]=0;&quot;&quot;;([.E38]-[.K38])/[.C38])" office:value-type="float" office:value="0.24285" calcext:value-type="float">
            <text:p>0.243</text:p>
          </table:table-cell>
          <table:table-cell table:style-name="ce7" table:formula="of:=[.E38]/[.K38]" office:value-type="float" office:value="4.01489757914339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40,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11.582" calcext:value-type="float">
            <text:p>11.582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22041.444" calcext:value-type="float">
            <text:p>122,041.444</text:p>
          </table:table-cell>
          <table:table-cell office:value-type="float" office:value="4210.844" calcext:value-type="float">
            <text:p>4,210.844</text:p>
          </table:table-cell>
          <table:table-cell/>
          <table:table-cell table:formula="of:=IF([.C39]=0;[.E39];[.K38])" office:value-type="float" office:value="1.611" calcext:value-type="float">
            <text:p>1.611</text:p>
          </table:table-cell>
          <table:table-cell table:formula="of:=IF([.C39]=0;&quot;&quot;;([.E39]-[.K39])/[.C39])" office:value-type="float" office:value="0.249275" calcext:value-type="float">
            <text:p>0.249</text:p>
          </table:table-cell>
          <table:table-cell table:style-name="ce7" table:formula="of:=[.E39]/[.K39]" office:value-type="float" office:value="7.18932340161391" calcext:value-type="float">
            <text:p>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100mhz,piped,80,sy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ync</text:p>
          </table:table-cell>
          <table:table-cell office:value-type="float" office:value="18.323" calcext:value-type="float">
            <text:p>18.323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77142.608" calcext:value-type="float">
            <text:p>77,142.608</text:p>
          </table:table-cell>
          <table:table-cell office:value-type="float" office:value="2661.682" calcext:value-type="float">
            <text:p>2,661.682</text:p>
          </table:table-cell>
          <table:table-cell/>
          <table:table-cell table:formula="of:=IF([.C40]=0;[.E40];[.K39])" office:value-type="float" office:value="1.611" calcext:value-type="float">
            <text:p>1.611</text:p>
          </table:table-cell>
          <table:table-cell table:formula="of:=IF([.C40]=0;&quot;&quot;;([.E40]-[.K40])/[.C40])" office:value-type="float" office:value="0.2089" calcext:value-type="float">
            <text:p>0.209</text:p>
          </table:table-cell>
          <table:table-cell table:style-name="ce7" table:formula="of:=[.E40]/[.K40]" office:value-type="float" office:value="11.3736809435133" calcext:value-type="float">
            <text:p>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29mhz,piped,160,syn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ync</text:p>
          </table:table-cell>
          <table:table-cell office:value-type="float" office:value="48.836" calcext:value-type="float">
            <text:p>48.836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8943.484" calcext:value-type="float">
            <text:p>28,943.484</text:p>
          </table:table-cell>
          <table:table-cell office:value-type="float" office:value="998.649" calcext:value-type="float">
            <text:p>998.649</text:p>
          </table:table-cell>
          <table:table-cell/>
          <table:table-cell table:formula="of:=IF([.C41]=0;[.E41];[.K40])" office:value-type="float" office:value="1.611" calcext:value-type="float">
            <text:p>1.611</text:p>
          </table:table-cell>
          <table:table-cell table:formula="of:=IF([.C41]=0;&quot;&quot;;([.E41]-[.K41])/[.C41])" office:value-type="float" office:value="0.29515625" calcext:value-type="float">
            <text:p>0.295</text:p>
          </table:table-cell>
          <table:table-cell table:style-name="ce7" table:formula="of:=[.E41]/[.K41]" office:value-type="float" office:value="30.3140906269398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0,a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ync</text:p>
          </table:table-cell>
          <table:table-cell office:value-type="float" office:value="1.722" calcext:value-type="float">
            <text:p>1.722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820838.56" calcext:value-type="float">
            <text:p>820,838.560</text:p>
          </table:table-cell>
          <table:table-cell office:value-type="float" office:value="28321.719" calcext:value-type="float">
            <text:p>28,321.719</text:p>
          </table:table-cell>
          <table:table-cell/>
          <table:table-cell table:formula="of:=IF([.C42]=0;[.E42];[.K41])" office:value-type="float" office:value="1.722" calcext:value-type="float">
            <text:p>1.722</text:p>
          </table:table-cell>
          <table:table-cell table:formula="of:=IF([.C42]=0;&quot;&quot;;([.E42]-[.K42])/[.C42])">
            <text:p/>
          </table:table-cell>
          <table:table-cell table:style-name="ce7" table:formula="of:=[.E42]/[.K4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1,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ync</text:p>
          </table:table-cell>
          <table:table-cell office:value-type="float" office:value="4.254" calcext:value-type="float">
            <text:p>4.254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332271.744" calcext:value-type="float">
            <text:p>332,271.744</text:p>
          </table:table-cell>
          <table:table-cell office:value-type="float" office:value="11464.504" calcext:value-type="float">
            <text:p>11,464.504</text:p>
          </table:table-cell>
          <table:table-cell/>
          <table:table-cell table:formula="of:=IF([.C43]=0;[.E43];[.K42])" office:value-type="float" office:value="1.722" calcext:value-type="float">
            <text:p>1.722</text:p>
          </table:table-cell>
          <table:table-cell table:formula="of:=IF([.C43]=0;&quot;&quot;;([.E43]-[.K43])/[.C43])" office:value-type="float" office:value="2.532" calcext:value-type="float">
            <text:p>2.532</text:p>
          </table:table-cell>
          <table:table-cell table:style-name="ce7" table:formula="of:=[.E43]/[.K43]" office:value-type="float" office:value="2.4703832752613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10,a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ync</text:p>
          </table:table-cell>
          <table:table-cell office:value-type="float" office:value="8.96" calcext:value-type="float">
            <text:p>8.960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57754.911" calcext:value-type="float">
            <text:p>157,754.911</text:p>
          </table:table-cell>
          <table:table-cell office:value-type="float" office:value="5443.08" calcext:value-type="float">
            <text:p>5,443.080</text:p>
          </table:table-cell>
          <table:table-cell/>
          <table:table-cell table:formula="of:=IF([.C44]=0;[.E44];[.K43])" office:value-type="float" office:value="1.722" calcext:value-type="float">
            <text:p>1.722</text:p>
          </table:table-cell>
          <table:table-cell table:formula="of:=IF([.C44]=0;&quot;&quot;;([.E44]-[.K44])/[.C44])" office:value-type="float" office:value="0.7238" calcext:value-type="float">
            <text:p>0.724</text:p>
          </table:table-cell>
          <table:table-cell table:style-name="ce7" table:formula="of:=[.E44]/[.K44]" office:value-type="float" office:value="5.20325203252033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20,a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ync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01085.89" calcext:value-type="float">
            <text:p>101,085.890</text:p>
          </table:table-cell>
          <table:table-cell office:value-type="float" office:value="3487.807" calcext:value-type="float">
            <text:p>3,487.807</text:p>
          </table:table-cell>
          <table:table-cell/>
          <table:table-cell table:formula="of:=IF([.C45]=0;[.E45];[.K44])" office:value-type="float" office:value="1.722" calcext:value-type="float">
            <text:p>1.722</text:p>
          </table:table-cell>
          <table:table-cell table:formula="of:=IF([.C45]=0;&quot;&quot;;([.E45]-[.K45])/[.C45])" office:value-type="float" office:value="0.61305" calcext:value-type="float">
            <text:p>0.613</text:p>
          </table:table-cell>
          <table:table-cell table:style-name="ce7" table:formula="of:=[.E45]/[.K45]" office:value-type="float" office:value="8.12020905923345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911mhz,piped,40,a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ync</text:p>
          </table:table-cell>
          <table:table-cell office:value-type="float" office:value="26.71" calcext:value-type="float">
            <text:p>26.710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52919.656" calcext:value-type="float">
            <text:p>52,919.656</text:p>
          </table:table-cell>
          <table:table-cell office:value-type="float" office:value="1825.908" calcext:value-type="float">
            <text:p>1,825.908</text:p>
          </table:table-cell>
          <table:table-cell/>
          <table:table-cell table:formula="of:=IF([.C46]=0;[.E46];[.K45])" office:value-type="float" office:value="1.722" calcext:value-type="float">
            <text:p>1.722</text:p>
          </table:table-cell>
          <table:table-cell table:formula="of:=IF([.C46]=0;&quot;&quot;;([.E46]-[.K46])/[.C46])" office:value-type="float" office:value="0.6247" calcext:value-type="float">
            <text:p>0.625</text:p>
          </table:table-cell>
          <table:table-cell table:style-name="ce7" table:formula="of:=[.E46]/[.K46]" office:value-type="float" office:value="15.5110336817654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80,asy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sync</text:p>
          </table:table-cell>
          <table:table-cell office:value-type="float" office:value="50.837" calcext:value-type="float">
            <text:p>50.837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27804.237" calcext:value-type="float">
            <text:p>27,804.237</text:p>
          </table:table-cell>
          <table:table-cell office:value-type="float" office:value="959.341" calcext:value-type="float">
            <text:p>959.341</text:p>
          </table:table-cell>
          <table:table-cell/>
          <table:table-cell table:formula="of:=IF([.C47]=0;[.E47];[.K46])" office:value-type="float" office:value="1.722" calcext:value-type="float">
            <text:p>1.722</text:p>
          </table:table-cell>
          <table:table-cell table:formula="of:=IF([.C47]=0;&quot;&quot;;([.E47]-[.K47])/[.C47])" office:value-type="float" office:value="0.6139375" calcext:value-type="float">
            <text:p>0.614</text:p>
          </table:table-cell>
          <table:table-cell table:style-name="ce7" table:formula="of:=[.E47]/[.K47]" office:value-type="float" office:value="29.5220673635308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249mhz,piped,160,asyn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sync</text:p>
          </table:table-cell>
          <table:table-cell office:value-type="float" office:value="98.057" calcext:value-type="float">
            <text:p>98.057</text:p>
          </table:table-cell>
          <table:table-cell office:value-type="float" office:value="1413484" calcext:value-type="float">
            <text:p>1,413,484</text:p>
          </table:table-cell>
          <table:table-cell office:value-type="float" office:value="48770" calcext:value-type="float">
            <text:p>48,770</text:p>
          </table:table-cell>
          <table:table-cell office:value-type="float" office:value="14414.922" calcext:value-type="float">
            <text:p>14,414.922</text:p>
          </table:table-cell>
          <table:table-cell office:value-type="float" office:value="497.364" calcext:value-type="float">
            <text:p>497.364</text:p>
          </table:table-cell>
          <table:table-cell/>
          <table:table-cell table:formula="of:=IF([.C48]=0;[.E48];[.K47])" office:value-type="float" office:value="1.722" calcext:value-type="float">
            <text:p>1.722</text:p>
          </table:table-cell>
          <table:table-cell table:formula="of:=IF([.C48]=0;&quot;&quot;;([.E48]-[.K48])/[.C48])" office:value-type="float" office:value="0.60209375" calcext:value-type="float">
            <text:p>0.602</text:p>
          </table:table-cell>
          <table:table-cell table:style-name="ce7" table:formula="of:=[.E48]/[.K48]" office:value-type="float" office:value="56.9436701509872" calcext:value-type="float">
            <text:p>57</text:p>
          </table:table-cell>
          <table:table-cell table:number-columns-repeated="101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7:09:31.298210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33:35.707301577</meta:creation-date>
    <dc:date>2016-11-15T17:10:25.315461628</dc:date>
    <meta:editing-duration>PT3H2M40S</meta:editing-duration>
    <meta:editing-cycles>44</meta:editing-cycles>
    <meta:generator>LibreOffice/5.1.4.2$Linux_X86_64 LibreOffice_project/10m0$Build-2</meta:generator>
    <meta:document-statistic meta:table-count="1" meta:cell-count="484" meta:object-count="0"/>
  </office:meta>
</office:document-meta>
</file>